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2.44mm" svg:height="89.99mm" svg:x="114.44mm" svg:y="18.53mm">
            <loext:p draw:notify-on-update-of-ranges="Sheet1.A1:Sheet1.A7 Sheet1.B1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2.43mm" svg:height="89.99mm" svg:x="225.68mm" svg:y="18mm">
            <loext:p draw:notify-on-update-of-ranges="Sheet1.A1:Sheet1.A7 Sheet1.C1:Sheet1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2.16mm" svg:height="89.13mm" svg:x="337.74mm" svg:y="18.32mm">
            <loext:p draw:notify-on-update-of-ranges="Sheet1.A1:Sheet1.A7 Sheet1.D1:Sheet1.D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OBC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1" calcext:value-type="percentage">
            <text:p>21.00%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ADCS</text:p>
          </table:table-cell>
          <table:table-cell office:value-type="percentage" office:value="0.03" calcext:value-type="percentage">
            <text:p>3.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ayload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Structure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EPS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4" calcext:value-type="percentage">
            <text:p>14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20:36:04.544791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9:57:06.670349127</meta:creation-date>
    <dc:date>2018-05-17T20:46:49.248090191</dc:date>
    <meta:editing-duration>PT27M49S</meta:editing-duration>
    <meta:editing-cycles>4</meta:editing-cycles>
    <meta:generator>LibreOffice/5.2.7.2$Linux_X86_64 LibreOffice_project/20m0$Build-2</meta:generator>
    <meta:document-statistic meta:table-count="1" meta:cell-count="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245cm" svg:height="9cm" xlink:href=".." xlink:type="simple" chart:class="chart:circle" chart:style-name="ch1">
        <chart:title svg:x="4.877cm" svg:y="0.316cm" chart:style-name="ch2">
          <text:p>0 days</text:p>
        </chart:title>
        <chart:plot-area chart:style-name="ch3" table:cell-range-address="Sheet1.A1:Sheet1.B7" chart:data-source-has-labels="column" svg:x="0.224cm" svg:y="1.275cm" svg:width="10.797cm" svg:height="7.545cm">
          <chartooo:coordinate-region svg:x="1.85cm" svg:y="1.276cm" svg:width="7.544cm" svg:height="7.544cm"/>
          <chart:axis chart:dimension="x" chart:name="primary-x" chart:style-name="ch4" chartooo:axis-type="auto">
            <chartooo:date-scale/>
            <chart:categories table:cell-range-address="Sheet1.A1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BC</text:p>
                <draw:g>
                  <svg:desc>Sheet1.A1:Sheet1.A7</svg:desc>
                </draw:g>
              </table:table-cell>
              <table:table-cell office:value-type="float" office:value="0.16">
                <text:p>0.16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ADCS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Payload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EPS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244cm" svg:height="9cm" xlink:href=".." xlink:type="simple" chart:class="chart:circle" chart:style-name="ch1">
        <chart:title svg:x="4.758cm" svg:y="0.316cm" chart:style-name="ch2">
          <text:p>30 days</text:p>
        </chart:title>
        <chart:plot-area chart:style-name="ch3" table:cell-range-address="Sheet1.A1:Sheet1.A7 Sheet1.C1:Sheet1.C7" chart:data-source-has-labels="column" svg:x="0.224cm" svg:y="1.275cm" svg:width="10.796cm" svg:height="7.545cm">
          <chartooo:coordinate-region svg:x="1.85cm" svg:y="1.276cm" svg:width="7.544cm" svg:height="7.544cm"/>
          <chart:axis chart:dimension="x" chart:name="primary-x" chart:style-name="ch4" chartooo:axis-type="auto">
            <chartooo:date-scale/>
            <chart:categories table:cell-range-address="Sheet1.A1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OBC</text:p>
                <draw:g>
                  <svg:desc>Sheet1.A1:Sheet1.A7</svg:desc>
                </draw:g>
              </table:table-cell>
              <table:table-cell office:value-type="float" office:value="0.2">
                <text:p>0.2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ADC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yload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EPS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217cm" svg:height="8.914cm" xlink:href=".." xlink:type="simple" chart:class="chart:circle" chart:style-name="ch1">
        <chart:title svg:x="3.507cm" svg:y="0.314cm" chart:style-name="ch2">
          <text:p>90 days</text:p>
        </chart:title>
        <chart:legend chart:legend-position="end" svg:x="8.6cm" svg:y="1.831cm" style:legend-expansion="high" chart:style-name="ch3"/>
        <chart:plot-area chart:style-name="ch4" table:cell-range-address="Sheet1.A1:Sheet1.A7 Sheet1.D1:Sheet1.D7" chart:data-source-has-labels="column" svg:x="0.224cm" svg:y="1.271cm" svg:width="8.152cm" svg:height="7.465cm">
          <chartooo:coordinate-region svg:x="0.569cm" svg:y="1.273cm" svg:width="7.463cm" svg:height="7.463cm"/>
          <chart:axis chart:dimension="x" chart:name="primary-x" chart:style-name="ch5" chartooo:axis-type="auto">
            <chartooo:date-scale/>
            <chart:categories table:cell-range-address="Sheet1.A1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:Sheet1.D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BC</text:p>
                <draw:g>
                  <svg:desc>Sheet1.A1:Sheet1.A7</svg:desc>
                </draw:g>
              </table:table-cell>
              <table:table-cell office:value-type="float" office:value="0.21">
                <text:p>0.21</text:p>
                <draw:g>
                  <svg:desc>Sheet1.D1:Sheet1.D7</svg:desc>
                </draw:g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ADC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yloa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S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